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style:font-name="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7">Si no s'indica una altra cosa, el format d'enntrega de tasques és en document PDF.</text:p>
      <text:p text:style-name="P2"/>
      <text:p text:style-name="P4">Tasca 1:</text:p>
      <text:p text:style-name="P8">Enviar un corrreu electrònic a <text:a xlink:type="simple" xlink:href="mailto:pposada@cifpnauticopesquera.es">pposada@cifpnauticopesquera.es</text:a>, indicant:</text:p>
      <text:p text:style-name="P8"/>
      <text:list xml:id="list2112417859898061838" text:style-name="L1">
        <text:list-item>
          <text:p text:style-name="P14">Nom </text:p>
        </text:list-item>
        <text:list-item>
          <text:p text:style-name="P14">Sistema operatiu del PC utilitzat a casa</text:p>
        </text:list-item>
      </text:list>
      <text:p text:style-name="P11"/>
      <text:p text:style-name="P8">El termini d'entrega és dijous 26/09/24 </text:p>
      <text:p text:style-name="P4"/>
      <text:p text:style-name="P13"/>
      <text:p text:style-name="P13"/>
      <text:p text:style-name="P5">Tasca <text:span text:style-name="T2">2</text:span>:</text:p>
      <text:p text:style-name="P9">Enviar un corrreu electrònic a <text:a xlink:type="simple" xlink:href="mailto:pposada@cifpnauticopesquera.es">pposada@cifpnauticopesquera.es</text:a>, indicant:</text:p>
      <text:p text:style-name="P9"/>
      <text:list xml:id="list8418393462324175820" text:style-name="L2">
        <text:list-item>
          <text:p text:style-name="P17">Componets principals del datalogger i explicant breument la seva funció</text:p>
        </text:list-item>
      </text:list>
      <text:p text:style-name="P12"/>
      <text:p text:style-name="P9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0">Enviar un corrreu electrònic a <text:a xlink:type="simple" xlink:href="mailto:pposada@cifpnauticopesquera.es">pposada@cifpnauticopesquera.es</text:a>, <text:span text:style-name="T3">amb</text:span>:</text:p>
      <text:p text:style-name="P10"/>
      <text:list xml:id="list641924387568640657" text:style-name="L3">
        <text:list-item>
          <text:p text:style-name="P18">Esquema del circuit amb components del simulador de fred</text:p>
        </text:list-item>
      </text:list>
      <text:p text:style-name="P10"/>
      <text:p text:style-name="P10">El termini d'entrega és di<text:span text:style-name="T3">lluns</text:span> <text:span text:style-name="T3">30</text:span>/09/24</text:p>
      <text:p text:style-name="P10"/>
      <text:p text:style-name="P10"/>
      <text:p text:style-name="P20">Tasca <text:span text:style-name="T4">4</text:span>:</text:p>
      <text:p text:style-name="P16">Enviar un corrreu electrònic a <text:a xlink:type="simple" xlink:href="mailto:pposada@cifpnauticopesquera.es">pposada@cifpnauticopesquera.es</text:a>, <text:span text:style-name="T3">amb</text:span>:</text:p>
      <text:p text:style-name="P16"/>
      <text:list xml:id="list72544693790383" text:continue-numbering="true" text:style-name="L3">
        <text:list-item>
          <text:p text:style-name="P19">Resol l'exercici 1.3-1</text:p>
          <text:p text:style-name="P21"><text:span text:style-name="T5">Cerca informació relativa a diversos tipos de termòmetres i explica els principis de funcionament.</text:span></text:p>
        </text:list-item>
      </text:list>
      <text:p text:style-name="P16"/>
      <text:p text:style-name="P16">El termini d'entrega és di<text:span text:style-name="T4">mecres</text:span> <text:span text:style-name="T3">09</text:span>/09/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5T07:25:42.866215420</dc:date>
    <meta:editing-duration>PT11M56S</meta:editing-duration>
    <meta:editing-cycles>18</meta:editing-cycles>
    <meta:document-statistic meta:table-count="0" meta:image-count="0" meta:object-count="0" meta:page-count="1" meta:paragraph-count="20" meta:word-count="128" meta:character-count="873" meta:non-whitespace-character-count="768"/>
  </office:meta>
</office:document-meta>
</file>